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나눔고딕" svg:font-family="나눔고딕" style:font-family-generic="roman" style:font-pitch="variable"/>
    <style:font-face style:name="나눔고딕1" svg:font-family="나눔고딕" style:font-family-generic="system" style:font-pitch="variable"/>
    <style:font-face style:name="맑은 고딕" svg:font-family="'맑은 고딕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outline1" style:list-style-name="L2">
      <style:graphic-properties fo:min-height="9.135cm"/>
      <style:paragraph-properties style:writing-mode="lr-tb"/>
    </style:style>
    <style:style style:name="pr3" style:family="presentation" style:parent-style-name="DNA-notes">
      <style:graphic-properties draw:fill-color="#ffffff" fo:min-height="14cm"/>
      <style:paragraph-properties style:writing-mode="lr-tb"/>
    </style:style>
    <style:style style:name="pr4" style:family="presentation" style:parent-style-name="DNA-outline1">
      <style:graphic-properties fo:min-height="9.13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top="0.2cm" fo:margin-bottom="0.574cm" fo:line-height="115%" style:writing-mode="lr-tb"/>
    </style:style>
    <style:style style:name="P3" style:family="paragraph">
      <style:paragraph-properties fo:margin-top="0.2cm" fo:margin-bottom="0.574cm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.374cm" fo:text-indent="0cm" style:writing-mode="lr-tb"/>
    </style:style>
    <style:style style:name="T1" style:family="text">
      <style:text-properties fo:color="#050505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 text:style-name="P1">과 정 소 개</text:p>
          </draw:text-box>
        </draw:frame>
        <draw:frame presentation:style-name="pr2" draw:text-style-name="P2" draw:layer="layout" svg:width="22.5cm" svg:height="10.5cm" svg:x="4.7cm" svg:y="3.5cm" presentation:class="outline" presentation:user-transformed="true">
          <draw:text-box>
            <text:list text:style-name="L2">
              <text:list-item>
                <text:p text:style-name="P2">Python 기초, 데이터 수집</text:p>
              </text:list-item>
              <text:list-item>
                <text:p text:style-name="P3">Numpy, (Scipy, Statsmodels) – 선형대수, 확률</text:p>
              </text:list-item>
              <text:list-item>
                <text:p text:style-name="P3">Pandas, 데이터 시각화 (matplotlib, seaborn)</text:p>
              </text:list-item>
              <text:list-item>
                <text:p text:style-name="P3">데이터 분석 프로젝트 : 샘플, 자유</text:p>
              </text:list-item>
              <text:list-item>
                <text:p text:style-name="P3">머신러닝(Scikit-learn), 딥러닝(Keras)</text:p>
              </text:list-item>
              <text:list-item>
                <text:p text:style-name="P3">머신러닝(예측모델개발) 프로젝트 : 샘플, 자유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 text:style-name="P1">파이썬 기초</text:p>
          </draw:text-box>
        </draw:frame>
        <draw:frame presentation:style-name="pr4" draw:text-style-name="P1" draw:layer="layout" svg:width="22.5cm" svg:height="11.3cm" svg:x="4cm" svg:y="3.6cm" presentation:class="outline" presentation:user-transformed="true">
          <draw:text-box>
            <text:list text:style-name="L3">
              <text:list-item>
                <text:p text:style-name="P1">Day 01 - 버전, 언어특성, 기초 자료형, List, Tuple, Dictionary, Set</text:p>
              </text:list-item>
              <text:list-item>
                <text:p text:style-name="P5"><text:span text:style-name="T1">Day 02 -</text:span> 조건문 (if / elif), 반복문 (for, while)</text:p>
              </text:list-item>
              <text:list-item>
                <text:p text:style-name="P1"><text:span text:style-name="T1">Day 03 </text:span>- 문자열 처리, 함수, 모듈</text:p>
              </text:list-item>
              <text:list-item>
                <text:p text:style-name="P1"><text:span text:style-name="T1">Day 04 </text:span>- 클래스, 파일, 테스트/ 예외처리</text:p>
              </text:list-item>
              <text:list-item>
                <text:p text:style-name="P1">Day 05 - <text:s/>Python 종합 리뷰</text:p>
              </text:list-item>
              <text:list-item>
                <text:p text:style-name="P1"><text:span text:style-name="T1">Day 06 –</text:span> 공공데이터 전처리</text:p>
              </text:list-item>
              <text:list-item>
                <text:p text:style-name="P1"><text:span text:style-name="T1">Day 07 –</text:span> 수식구현</text:p>
              </text:list-item>
              <text:list-item>
                <text:p text:style-name="P1"><text:span text:style-name="T1">Day 08 –</text:span> OpenAPI</text:p>
              </text:list-item>
              <text:list-item>
                <text:p text:style-name="P1"><text:span text:style-name="T1">Day 09 –</text:span> Review, 코드 정리</text:p>
              </text:list-item>
              <text:list-item>
                <text:p text:style-name="P1"><text:span text:style-name="T1">Day 10 –</text:span> 데이터 전처리 미니 프로젝트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1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 text:style-name="P1">데이터 수집/분석</text:p>
          </draw:text-box>
        </draw:frame>
        <draw:frame presentation:style-name="pr4" draw:text-style-name="P1" draw:layer="layout" svg:width="22.5cm" svg:height="11.3cm" svg:x="4cm" svg:y="3.6cm" presentation:class="outline" presentation:user-transformed="true">
          <draw:text-box>
            <text:list text:style-name="L3">
              <text:list-item>
                <text:p text:style-name="P1">Day 01 – Numpy (Array, Indexing)</text:p>
              </text:list-item>
              <text:list-item>
                <text:p text:style-name="P5"><text:span text:style-name="T1">Day 02 –</text:span> Numpy (Broadcasting, Universal functions)</text:p>
              </text:list-item>
              <text:list-item>
                <text:p text:style-name="P1"><text:span text:style-name="T1">Day 03 –</text:span> 기초 통계, 미분</text:p>
              </text:list-item>
              <text:list-item>
                <text:p text:style-name="P1"><text:span text:style-name="T1">Day 04 –</text:span> 확률, 검정</text:p>
              </text:list-item>
              <text:list-item>
                <text:p text:style-name="P1"><text:span text:style-name="T1">Day 05 –</text:span> <text:s/>벡터, 행렬</text:p>
              </text:list-item>
              <text:list-item>
                <text:p text:style-name="P5"><text:span text:style-name="T1">Day 06 – </text:span>데이터 수집 개요, HTML / XML / XPATH</text:p>
              </text:list-item>
              <text:list-item>
                <text:p text:style-name="P5"><text:span text:style-name="T1">Day 07 – </text:span>정규식, BeautifulSoup</text:p>
              </text:list-item>
              <text:list-item>
                <text:p text:style-name="P5"><text:span text:style-name="T1">Day 08 – </text:span>Selenium</text:p>
              </text:list-item>
              <text:list-item>
                <text:p text:style-name="P1"><text:span text:style-name="T1">Day 09 –</text:span> 샘플 미니 프로젝트</text:p>
              </text:list-item>
              <text:list-item>
                <text:p text:style-name="P1"><text:span text:style-name="T1">Day 10 –</text:span> 개인 팀별 데이터 수집/분석 미니 프로젝트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1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 text:style-name="P1">Pandas / 데이터 시각화</text:p>
          </draw:text-box>
        </draw:frame>
        <draw:frame presentation:style-name="pr4" draw:text-style-name="P1" draw:layer="layout" svg:width="22.5cm" svg:height="11.3cm" svg:x="4cm" svg:y="3.6cm" presentation:class="outline" presentation:user-transformed="true">
          <draw:text-box>
            <text:list text:style-name="L3">
              <text:list-item>
                <text:p text:style-name="P1">Day 01 – DBMS <text:tab/>- SELECT</text:p>
              </text:list-item>
              <text:list-item>
                <text:p text:style-name="P5"><text:span text:style-name="T1">Day 02 –</text:span> <text:tab/><text:tab/><text:tab/><text:tab/>- Import / Export</text:p>
              </text:list-item>
              <text:list-item>
                <text:p text:style-name="P1"><text:span text:style-name="T1">Day 03 –</text:span> Pandas <text:tab/>- Series, DataFrame</text:p>
              </text:list-item>
              <text:list-item>
                <text:p text:style-name="P1"><text:span text:style-name="T1">Day 04 –</text:span> <text:tab/><text:tab/><text:tab/><text:tab/>- <text:s/>Indexing &amp; Selecting</text:p>
              </text:list-item>
              <text:list-item>
                <text:p text:style-name="P1"><text:span text:style-name="T1">Day 05 –</text:span> <text:tab/><text:tab/><text:tab/><text:tab/>- Group by</text:p>
              </text:list-item>
              <text:list-item>
                <text:p text:style-name="P5"><text:span text:style-name="T1">Day 06 – </text:span><text:span text:style-name="T1"><text:tab/></text:span><text:span text:style-name="T1"><text:tab/></text:span><text:span text:style-name="T1"><text:tab/></text:span><text:span text:style-name="T1"><text:tab/></text:span><text:span text:style-name="T1">- Plotting</text:span></text:p>
              </text:list-item>
              <text:list-item>
                <text:p text:style-name="P5"><text:span text:style-name="T1">Day 07 – Matplotlib - Figure, Axe, Artist</text:span></text:p>
              </text:list-item>
              <text:list-item>
                <text:p text:style-name="P5"><text:span text:style-name="T1">Day 08 – Seaborn </text:span><text:span text:style-name="T1"><text:tab/></text:span><text:span text:style-name="T1">- relplot</text:span></text:p>
              </text:list-item>
              <text:list-item>
                <text:p text:style-name="P1"><text:span text:style-name="T1">Day 09 –</text:span> <text:tab/><text:tab/><text:tab/><text:tab/>- displot</text:p>
              </text:list-item>
              <text:list-item>
                <text:p text:style-name="P1"><text:span text:style-name="T1">Day 10 –</text:span> <text:tab/><text:tab/><text:tab/><text:tab/>- catplot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나눔고딕" svg:font-family="나눔고딕" style:font-family-generic="roman" style:font-pitch="variable"/>
    <style:font-face style:name="나눔고딕1" svg:font-family="나눔고딕" style:font-family-generic="system" style:font-pitch="variable"/>
    <style:font-face style:name="맑은 고딕" svg:font-family="'맑은 고딕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맑은 고딕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2" style:display-name="Accent 2" style:family="graphic" style:parent-style-name="Accent">
      <style:graphic-properties draw:fill="solid" draw:fill-color="#ffaa95" draw:shadow-color="#ff5429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/>
    </style:style>
    <style:style style:name="Mgr4" style:family="graphic" style:parent-style-name="Accent_20_3">
      <style:graphic-properties draw:textarea-vertical-align="middle" draw:auto-grow-height="false" fo:min-height="0.104cm" fo:min-width="0cm"/>
    </style:style>
    <style:style style:name="Mgr5" style:family="graphic" style:parent-style-name="Accent_20_1">
      <style:graphic-properties draw:textarea-vertical-align="middle" draw:auto-grow-height="false" fo:min-height="0.104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4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8 276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2 276" svg:viewBox="0 0 353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8 276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2 276" svg:viewBox="0 0 353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7 352-275" svg:viewBox="0 0 353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7 352-275" svg:viewBox="0 0 353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8 276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8 276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2 276" svg:viewBox="0 0 353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2 276" svg:viewBox="0 0 353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7 352-275" svg:viewBox="0 0 353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7 352-275" svg:viewBox="0 0 353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8 276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8 276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2 276" svg:viewBox="0 0 353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2 276" svg:viewBox="0 0 353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6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1-11T10:30:37.063000000</meta:creation-date>
    <meta:editing-duration>PT7H13M50S</meta:editing-duration>
    <meta:editing-cycles>157</meta:editing-cycles>
    <meta:generator>LibreOffice/7.3.2.2$Windows_X86_64 LibreOffice_project/49f2b1bff42cfccbd8f788c8dc32c1c309559be0</meta:generator>
    <dc:title>DNA</dc:title>
    <dc:date>2022-09-07T18:44:34.363000000</dc:date>
    <meta:document-statistic meta:object-count="118"/>
  </office:meta>
</office:document-meta>
</file>